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font-name="Times New Roman1" style:text-underline-style="none"/>
    </style:style>
    <style:style style:name="T8" style:family="text">
      <style:text-properties style:text-line-through-style="solid" style:text-position="0% 100%" style:text-underline-style="none"/>
    </style:style>
    <style:style style:name="T9" style:family="text">
      <style:text-properties style:text-line-through-style="solid" style:text-position="super 58%" style:text-underline-style="none"/>
    </style:style>
    <style:style style:name="T10" style:family="text">
      <style:text-properties style:text-line-through-style="none" style:text-position="0% 100%" style:text-underline-style="solid" style:text-underline-width="auto" style:text-underline-color="font-color"/>
    </style:style>
    <style:style style:name="T11" style:family="text">
      <style:text-properties style:text-line-through-style="none" style:text-position="0% 100%" style:text-underline-style="none"/>
    </style:style>
    <style:style style:name="T12" style:family="text">
      <style:text-properties style:text-line-through-style="none"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Har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unday Evening/</text:p>
      <text:p text:style-name="P2">Rev<text:span text:style-name="T2">d</text:span><text:span text:style-name="T4"> S Morais/</text:span></text:p>
      <text:p text:style-name="P2"><text:span text:style-name="T4"><text:tab/>My Dear Sir/</text:span></text:p>
      <text:p text:style-name="P2"><text:span text:style-name="T4"><text:tab/><text:tab/>In examining the/ Surveys for the burial/ Ground in Spruce St. I/ find that they have been/ in possession of the Jews/ of Philad</text:span><text:span text:style-name="T2">a</text:span><text:span text:style-name="T4"> &amp; the Property of/ our present congregation/ for 143 years instead of/ 125 as stated in my memoran/da: to you. <text:s/>Nathan Levy/ applied for a part of it (for him/self &amp; family &amp; for the Jews/ of Philad</text:span><text:span text:style-name="T2">a</text:span><text:span text:style-name="T4"> for a </text:span><text:span text:style-name="T5">Burial Place</text:span><text:span text:style-name="T6">/ in 1740 to the Proprietary/ Government of Penn</text:span><text:span text:style-name="T3">a</text:span><text:span text:style-name="T6">. </text:span><text:span text:style-name="T8">wh</text:span><text:span text:style-name="T6"> &amp;/ Matthias Bush in 1752/</text:span></text:p>
      <text:p text:style-name="P2"><text:span text:style-name="T6"/></text:p>
      <text:p text:style-name="P2"><text:span text:style-name="T6">[Page 2]</text:span></text:p>
      <text:p text:style-name="P2"><text:span text:style-name="T6">applied for additional Ground/ adjoining which together/ made 60 feet on Spruce St/ by 127 </text:span><text:span text:style-name="T7">½</text:span><text:span text:style-name="T6"> feet deep &amp;/ was resurveyed by the </text:span><text:span text:style-name="T8">re</text:span><text:span text:style-name="T6">surveyor/ of the Land office in 1765/ by the State Surveyor as/ for a Burial Place for the/ Jews._ <text:s/>In 1791 at/ a meeting of the Congre/gation they appointed/ 5 Trustees of </text:span><text:soft-page-break/><text:span text:style-name="T6">the Congrega/tion to hold it in Trust/ for a Burial Ground forever/ for the Jews of Philad</text:span><text:span text:style-name="T3">a</text:span><text:span text:style-name="T6">./</text:span></text:p>
      <text:p text:style-name="P2"><text:span text:style-name="T6"><text:tab/>I also omitted to state/ that after M</text:span><text:span text:style-name="T3">r</text:span><text:span text:style-name="T6"> Leeser's res-/-ignation M</text:span><text:span text:style-name="T3">r</text:span><text:span text:style-name="T6"> Abraham/ Finzi was appointed/</text:span></text:p>
      <text:p text:style-name="P2"><text:span text:style-name="T6"/></text:p>
      <text:p text:style-name="P2"><text:span text:style-name="T6">[Page 3]</text:span></text:p>
      <text:p text:style-name="P2"><text:span text:style-name="T6">Reader of our Congregation/ </text:span><text:span text:style-name="T8">and</text:span><text:span text:style-name="T6"> up to the date/ of your own Election/ Yours Truly/ A Hart/</text:span></text:p>
      <text:p text:style-name="P2"><text:span text:style-name="T6"/></text:p>
      <text:p text:style-name="P2"><text:span text:style-name="T6">[Page 4]</text:span></text:p>
      <text:p text:style-name="P2"><text:span text:style-name="T6">First Synagogue Erected in 1782 on/ Cherry St above 3</text:span><text:span text:style-name="T3">d</text:span><text:span text:style-name="T6">. <text:s/>The Rev</text:span><text:span text:style-name="T3">d</text:span><text:span text:style-name="T6"> Gershom/ Mendez Seixas was Hazan--in/ which building they worshipped until/ He was succeeded by the Rev</text:span><text:span text:style-name="T3">d</text:span><text:span text:style-name="T6"> Jacob/ Raphael Cohen in 1792--who/ continued until his death in 1811 </text:span><text:span text:style-name="T8">and</text:span><text:span text:style-name="T6">/ &amp; was succeeded by his son Abraham/ Hyam Cohen </text:span><text:span text:style-name="T8">on the</text:span><text:span text:style-name="T6"> as the/ Reader,--</text:span><text:span text:style-name="T8">and</text:span><text:span text:style-name="T6"> who/ served until 1815, </text:span><text:span text:style-name="T8">and the ministry</text:span><text:span text:style-name="T6">/ </text:span><text:span text:style-name="T8">remained vacant until 1815 when</text:span><text:span text:style-name="T6">/ he was followed by Rev</text:span><text:span text:style-name="T3">d</text:span><text:span text:style-name="T6"> Emanuel Nunez Car-/-valho, who died </text:span><text:span text:style-name="T8">on the</text:span><text:span text:style-name="T6"> in March/ 1817 (his nephew bearing the same name, as appears from/ the N York Papers of--March 14? died </text:span><text:span text:style-name="T8">yesterday</text:span><text:span text:style-name="T6"> at the/ age of 66 years </text:span><text:span text:style-name="T8">bearing the same name</text:span><text:span text:style-name="T6">/ </text:span><text:span text:style-name="T8">also of Emanuel N Carvalho)</text:span><text:span text:style-name="T6">/</text:span></text:p>
      <text:p text:style-name="P2"><text:span text:style-name="T6">Mr Carvalho was followed by </text:span><text:span text:style-name="T8">Mr</text:span><text:span text:style-name="T6">/ Mr. Hartwig Cohen who was/ succeeded by Mr. Bensadon up/ to 1824 when a New Synagoge[sic!]/ was erected on the site for-/-merly occupied by the old one/ in Cherry Street above 3</text:span><text:span text:style-name="T3">d</text:span><text:span text:style-name="T6">. which/ </text:span></text:p>
      <text:p text:style-name="P2"><text:span text:style-name="T6"/></text:p>
      <text:p text:style-name="P2"><text:span text:style-name="T6">[Page 5]</text:span></text:p>
      <text:p text:style-name="P2"><text:span text:style-name="T6">Building was completed and/ </text:span><text:span text:style-name="T8">fom</text:span><text:span text:style-name="T6"> Dedicated on the 21</text:span><text:span text:style-name="T3">st</text:span><text:span text:style-name="T6"> of/ January 1825 by their newly/ elected minister The Rev</text:span><text:span text:style-name="T3">d</text:span><text:span text:style-name="T6"> Abra/-ham Israel Keys, who remained/ in the services of the congregation until/ his death in 1829./</text:span></text:p>
      <text:p text:style-name="P2"><text:span text:style-name="T6">(</text:span><text:span text:style-name="T8">There only</text:span><text:span text:style-name="T6"> not one of all the members </text:span><text:span text:style-name="T8">living)</text:span><text:span text:style-name="T6"> belonging to the congregation/ at the date of that Dedication are now alive </text:span><text:span text:style-name="T8">viz Isaac</text:span><text:span text:style-name="T6">/ </text:span><text:span text:style-name="T8">J. Phillips, Abraham Hart and/ Henry M Phillips</text:span><text:span text:style-name="T6">.) after the death/ of Mr Keys </text:span><text:span text:style-name="T8">Mr</text:span><text:span text:style-name="T6"> he was succeeded by The Rev</text:span><text:span text:style-name="T3">d</text:span><text:span text:style-name="T6"> Isaac/ Leeser, </text:span><text:span text:style-name="T8">succeeded</text:span><text:span text:style-name="T6"> who served/ the congregation for 22 years,/ x x x x x x x x x x/ until 1851 when The Rev</text:span><text:span text:style-name="T3">d</text:span><text:span text:style-name="T6"> S./ Morais was Elected and who/ has now held the Office upwards/ of 30 years, &amp;c x x x x x x x x./ <text:s/>The present Synagogue was/ erected </text:span><text:span text:style-name="T8">on th</text:span><text:span text:style-name="T6"> and dedicated/ by him on the 24</text:span><text:span text:style-name="T3">th</text:span><text:span text:style-name="T6"> of May 1860 (and/ it might be mentioned here as a/ singular fact that it is about/</text:span></text:p>
      <text:p text:style-name="P2"><text:span text:style-name="T6"/></text:p>
      <text:p text:style-name="P2"><text:span text:style-name="T6">[Page 6]</text:span></text:p>
      <text:p text:style-name="P2"><text:span text:style-name="T6">the only instance on record of/ a synagogue being built without/ applying to the members or Jewish Public for subscribtion[sic!]. </text:span><text:span text:style-name="T8">or Donation</text:span><text:span text:style-name="T11">/ toward its erection </text:span><text:span text:style-name="T8">from any of</text:span><text:span text:style-name="T11">/ and another singular fact is forced upon/ us when we </text:span><text:span text:style-name="T8">record</text:span><text:span text:style-name="T11"> state that for 100/ years from its Organization not/ a single legacy has been/ bequeathed to it by any of its/ numerous deceased members or seat Holders,/ and notwithstanding these omissions/ towards the support of our minor/ Sanctuary, the congregation has/ paid out during my own/ ministerial term </text:span><text:span text:style-name="T8">of 32 years</text:span><text:span text:style-name="T11">/ upwards of $200,000! </text:span><text:span text:style-name="T8">as follows</text:span><text:span text:style-name="T11">/</text:span></text:p>
      <text:p text:style-name="P2"><text:span text:style-name="T11">Memoranda from Records/</text:span></text:p>
      <text:p text:style-name="P6"><text:span text:style-name="T6">Salary to Hazan $101.650,00/</text:span></text:p>
      <text:p text:style-name="P6"><text:span text:style-name="T6"><text:tab/>do Shamas 16,000.00</text:span></text:p>
      <text:p text:style-name="P6"><text:span text:style-name="T6"><text:tab/>do Schochet 11.500.00/</text:span></text:p>
      <text:p text:style-name="P6"><text:span text:style-name="T6">Expences[sic!] of Synagogue/</text:span></text:p>
      <text:p text:style-name="P6"><text:span text:style-name="T6">for Coal, Gas, Collections &amp;c 46.000--/</text:span></text:p>
      <text:p text:style-name="P6"><text:span text:style-name="T6">22 Years interest on/</text:span></text:p>
      <text:p text:style-name="P6"><text:span text:style-name="T6">mortgage of on synagogue $25,000 or $30,000--/</text:span></text:p>
      <text:p text:style-name="P6"><text:span text:style-name="T6">Total $205,000--/</text:span></text:p>
      <text:p text:style-name="P2"><text:span text:style-name="T11">The present income of the congregation/ is also sufficient for its annual expences[sic!],/</text:span></text:p>
      <text:p text:style-name="P2"><text:span text:style-name="T11"/></text:p>
      <text:p text:style-name="P2"><text:span text:style-name="T11">[Page 7]</text:span></text:p>
      <text:p text:style-name="P2"><text:soft-page-break/><text:span text:style-name="T11">and hope for a a[sic!] continued Increase of </text:span><text:span text:style-name="T8">members</text:span><text:span text:style-name="T11">/ </text:span><text:span text:style-name="T8">&amp;</text:span><text:span text:style-name="T11"> seat Holders, </text:span><text:span text:style-name="T8">there being</text:span><text:span text:style-name="T11">/ The </text:span><text:span text:style-name="T8">C</text:span><text:span text:style-name="T9">n</text:span><text:span text:style-name="T11"> Congregation have two/ Burial Grounds, The one in Spruce/ Street has been a Burial Place/ for the Jews of Philad</text:span><text:span text:style-name="T12">a</text:span><text:span text:style-name="T11"> for 125 years--/ The Ground was originally obtained/ by Nathan Levy and/ </text:span><text:span text:style-name="T8">means</text:span><text:span text:style-name="T11"> by Grants from/ the </text:span><text:span text:style-name="T10">Proprietary of the</text:span><text:span text:style-name="T11"> Commonwealth of/ Pennsylvania dated 175[sic!]--and/ the following declaration made/ by David Franks, that they/ were </text:span><text:span text:style-name="T8">purchased</text:span><text:span text:style-name="T11"> procured for a Burial/ Ground for the Jews of Philad</text:span><text:span text:style-name="T12">a</text:span><text:span text:style-name="T11">/ </text:span><text:span text:style-name="T8">To wit</text:span><text:span text:style-name="T11"> his Declaration reads as/ follows "Whereas Nathan Levy for/-merly of this city did apply for two pieces of/ ground for a Burial Ground for his family/ which two pieces of ground were granted to/ him as will more fully appear by the records/ of the Land Office of Pennsylvania,/ "This is to Certify and Declare that/ said application which was in the name of/ of[sic!] the aforesaid Nathan Levy was intended for the use/ of his family and also for the use of the </text:span><text:span text:style-name="T10">Hebrew</text:span><text:span text:style-name="T11">/ </text:span><text:span text:style-name="T10">Congregation</text:span><text:span text:style-name="T11"> of this city. <text:s/>It was intended at the time/ he applied for the same to be a </text:span><text:span text:style-name="T10">Trust</text:span><text:span text:style-name="T11"> for a Burial place/ for the interment of Hebrews,/</text:span></text:p>
      <text:p text:style-name="P2"><text:span text:style-name="T11"/></text:p>
      <text:p text:style-name="P2"><text:span text:style-name="T11">[Note: The page continues written sideways in the left margin.]</text:span></text:p>
      <text:p text:style-name="P2"><text:span text:style-name="T11">witness--Benjamin Nones Given under my hand this 30th day/ of November 1791. <text:s/>David Frank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2:30:44.43</meta:creation-date>
    <meta:document-statistic meta:table-count="0" meta:image-count="0" meta:object-count="0" meta:page-count="4" meta:paragraph-count="92" meta:word-count="1048" meta:character-count="6222"/>
    <dc:date>2012-01-25T13:12:00.81</dc:date>
    <dc:creator>Penn Libraries</dc:creator>
    <meta:editing-duration>PT00H06M53S</meta:editing-duration>
    <meta:editing-cycles>1</meta:editing-cycles>
    <meta:generator>OpenOffice.org/3.2$Win32 OpenOffice.org_project/320m12$Build-9483</meta:generator>
  </office:meta>
</office:document-meta>
</file>